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9-07-30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9-04-26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9-01-2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8-10-3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8-07-2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8-04-13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8-03-01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7-10-27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7-06-05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7-02-08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6-10-04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6-07-12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6-04-05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6-01-06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5-10-1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5-07-13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5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5-01-12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4-10-06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4-07-15 0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4-04-08 0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4-01-07 0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3-10-15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3-07-10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3-04-22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3-01-08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2-10-02 0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2-07-17 0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2-04-23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2-01-11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1-10-0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1-07-07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1-04-05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1-01-12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0-10-1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0-07-21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0-04-21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10-01-13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9-10-05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9-07-2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9-04-21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9-01-12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8-10-07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8-07-14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8-04-1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8-01-08 0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7-10-17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7-07-11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7-04-10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7-01-24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6-10-09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6-07-10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6-04-04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6-01-11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5-10-11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5-07-06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5-04-12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5-01-13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4-10-04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4-07-2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4-04-2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4-01-14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3-10-2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3-07-14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3-04-1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3-01-16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2-10-14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2-07-15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2-04-1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2-01-15 0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1-09-17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1-07-1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1-05-10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1-03-08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1-01-1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0-11-16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0-09-13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0-06-2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0-05-10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0-03-0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2000-01-13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10-27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9-1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8-11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7-15 0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6-1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5-13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4-07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3-17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3-16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2-12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9-01-1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8-12-1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8-08-1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33121383401</text:p>
          </table:table-cell>
          <table:table-cell office:value-type="string" calcext:value-type="string">
            <text:p>199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